
<file path=META-INF/manifest.xml><?xml version="1.0" encoding="utf-8"?>
<manifest:manifest xmlns:manifest="urn:oasis:names:tc:opendocument:xmlns:manifest:1.0" xmlns:loext="urn:org:documentfoundation:names:experimental:office:xmlns:loext:1.0" manifest:version="1.4">
  <manifest:file-entry manifest:full-path="/" manifest:version="1.4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4">
  <office:scripts/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Standard">
      <style:text-properties fo:language="ru" fo:country="RU" officeooo:rsid="000eb953" officeooo:paragraph-rsid="000eb953"/>
    </style:style>
    <style:style style:name="P2" style:family="paragraph" style:parent-style-name="Standard" style:list-style-name="L1">
      <style:text-properties officeooo:rsid="000eb953" officeooo:paragraph-rsid="000eb953"/>
    </style:style>
    <text:list-style style:name="L1">
      <text:list-level-style-bullet text:level="1" text:style-name="Bullet_20_Symbols" loext:num-list-format="%1%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fo:font-family="OpenSymbol"/>
      </text:list-level-style-bullet>
      <text:list-level-style-bullet text:level="2" text:style-name="Bullet_20_Symbols" loext:num-list-format="%2%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fo:font-family="OpenSymbol"/>
      </text:list-level-style-bullet>
      <text:list-level-style-bullet text:level="3" text:style-name="Bullet_20_Symbols" loext:num-list-format="%3%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fo:font-family="OpenSymbol"/>
      </text:list-level-style-bullet>
      <text:list-level-style-bullet text:level="4" text:style-name="Bullet_20_Symbols" loext:num-list-format="%4%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fo:font-family="OpenSymbol"/>
      </text:list-level-style-bullet>
      <text:list-level-style-bullet text:level="5" text:style-name="Bullet_20_Symbols" loext:num-list-format="%5%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fo:font-family="OpenSymbol"/>
      </text:list-level-style-bullet>
      <text:list-level-style-bullet text:level="6" text:style-name="Bullet_20_Symbols" loext:num-list-format="%6%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fo:font-family="OpenSymbol"/>
      </text:list-level-style-bullet>
      <text:list-level-style-bullet text:level="7" text:style-name="Bullet_20_Symbols" loext:num-list-format="%7%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fo:font-family="OpenSymbol"/>
      </text:list-level-style-bullet>
      <text:list-level-style-bullet text:level="8" text:style-name="Bullet_20_Symbols" loext:num-list-format="%8%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fo:font-family="OpenSymbol"/>
      </text:list-level-style-bullet>
      <text:list-level-style-bullet text:level="9" text:style-name="Bullet_20_Symbols" loext:num-list-format="%9%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fo:font-family="OpenSymbol"/>
      </text:list-level-style-bullet>
      <text:list-level-style-bullet text:level="10" text:style-name="Bullet_20_Symbols" loext:num-list-format="%10%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fo:font-family="OpenSymbol"/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НМГ </text:p>
      <text:p text:style-name="P1"/>
      <text:list text:style-name="L1">
        <text:list-item>
          <text:p text:style-name="P2">разделить управления на 3 не связанные части</text:p>
        </text:list-item>
        <text:list-item>
          <text:p text:style-name="P2">отредактировать интерфейс</text:p>
        </text:list-item>
        <text:list-item>
          <text:p text:style-name="P2">добавить режим калибровки</text:p>
        </text:list-item>
        <text:list-item>
          <text:p text:style-name="P2">добавить режим управление давлением</text:p>
        </text:list-item>
      </text:list>
      <text:p text:style-name="Standard"/>
      <text:p text:style-name="Standard"/>
      <text:p text:style-name="Standard"/>
      <text:p text:style-name="Standard"/>
      <text:p text:style-name="Standard">1 - насос моторная группа</text:p>
      <text:p text:style-name="Standard"><text:tab/>GUI</text:p>
      <text:p text:style-name="Standard"><text:tab/>RT</text:p>
      <text:p text:style-name="Standard"/>
      <text:p text:style-name="Standard">2 - alarm engine</text:p>
      <text:p text:style-name="Standard"/>
      <text:p text:style-name="Standard"/>
      <text:p text:style-name="Standard"/>
      <text:p text:style-name="Standard">тестовое испытание </text:p>
      <text:p text:style-name="Standard">оборудование</text:p>
      <text:p text:style-name="Standard"/>
      <text:p text:style-name="Standard">- 38.1 - AI1:5<text:tab/>AI_5<text:tab/>Д38.1</text:p>
      <text:p text:style-name="Standard">- 38.2 - AI1:6<text:tab/>AI_6<text:tab/>Д38.2</text:p>
      <text:p text:style-name="Standard">- 41.1 - AI2:0<text:tab/>AI_8<text:tab/>Д41.1</text:p>
      <text:p text:style-name="Standard">- 41.2 - AI2:1<text:tab/>AI_9<text:tab/>Д41.2</text:p>
      <text:p text:style-name="Standard"/>
      <text:p text:style-name="Standard">- 30 - AO1:0<text:tab/>AO_0<text:tab/>A30</text:p>
      <text:p text:style-name="Standard">- 33.8 - DO1:6<text:tab/>DO_6<text:tab/>Y29.2<text:tab/>КР7</text:p>
      <text:p text:style-name="Standard">- 33.1 - DO1:9<text:tab/>DO_9<text:tab/>Y29.5<text:tab/>КР10</text:p>
      <text:p text:style-name="Standard">- 33.3 - DO1:17<text:tab/>DО_17<text:tab/>Y29.13<text:tab/>КР18</text:p>
      <text:p text:style-name="Standard">DO1:18 air</text:p>
      <text:p text:style-name="Standard"><text:s/>DO1:19 drive</text:p>
      <text:p text:style-name="Standard">DO 5 -</text:p>
      <text:p text:style-name="Standard"/>
      <text:p text:style-name="Standard">- 36.1 - modbus</text:p>
      <text:p text:style-name="Standard"/>
      <text:p text:style-name="Standard"/>
      <text:p text:style-name="Standard">- 26.2 - пост питание</text:p>
      <text:p text:style-name="Standard"/>
      <text:p text:style-name="Standard"/>
      <text:p text:style-name="Standard"/>
      <text:p text:style-name="Standard">1 - проверка аналоговых каналов</text:p>
      <text:p text:style-name="Standard"><text:tab/>- шкала</text:p>
      <text:p text:style-name="Standard"><text:tab/>- бд</text:p>
      <text:p text:style-name="Standard"><text:tab/>- добавил мс по</text:p>
      <text:p text:style-name="Standard"/>
      <text:p text:style-name="Standard">2 - sensors</text:p>
      <text:p text:style-name="Standard"><text:tab/>перенести конфиг на rt</text:p>
      <text:p text:style-name="Standard"><text:tab/></text:p>
      <text:p text:style-name="Standard"/>
      <text:p text:style-name="Standard"/>
      <text:p text:style-name="Standard"/>
      <text:p text:style-name="Standard"><text:soft-page-break/></text:p>
      <text:p text:style-name="Standard"/>
      <text:p text:style-name="Standard"/>
      <text:p text:style-name="Standard">будет ли работать хаскель от атмосферы?</text:p>
      <text:p text:style-name="Standard"/>
      <text:p text:style-name="Standard"/>
      <text:p text:style-name="Standard"/>
      <text:p text:style-name="Standard">Question:</text:p>
      <text:p text:style-name="Standard"/>
      <text:p text:style-name="Standard">- Как будет проводится калибровка датчиков (мы <text:s/>должны приложением поднимать давление)</text:p>
      <text:p text:style-name="Standard">- Согласовать перечень параметров в программе испытаний!!! +-</text:p>
      <text:p text:style-name="Standard">- жесткие уставки под паролем (список) +-</text:p>
      <text:p text:style-name="Standard"/>
      <text:p text:style-name="Standard">- разрыв трубы детектор? dP / dt добавить</text:p>
      <text:p text:style-name="Standard">- НС - готова к включению</text:p>
      <text:p text:style-name="Standard">- отчет посмотреть тз</text:p>
      <text:p text:style-name="Standard">- Согласовать перечень параметров в финальном отчете</text:p>
      <text:p text:style-name="Standard">- Нужны ли аварийные уставки </text:p>
      <text:p text:style-name="Standard">- Можно ли упростить гидро-схему ? оставить только часть ВД, убрать механические клапанны</text:p>
      <text:p text:style-name="Standard">- права пользователей</text:p>
      <text:p text:style-name="Standard"><text:tab/>админ</text:p>
      <text:p text:style-name="Standard"><text:tab/>технолог</text:p>
      <text:p text:style-name="Standard"><text:tab/>оператор</text:p>
      <text:p text:style-name="Standard"><text:s/>- програмист </text:p>
      <text:p text:style-name="Standard">- давление МПа</text:p>
      <text:p text:style-name="Standard"/>
      <text:p text:style-name="Standard">ед измерения</text:p>
      <text:p text:style-name="Standard"/>
      <text:p text:style-name="Standard">выбор работам от вас либо по программе</text:p>
      <text:p text:style-name="Standard"/>
      <text:p text:style-name="Standard"/>
      <text:p text:style-name="Standard">небольшое давление в камеру</text:p>
      <text:p text:style-name="Standard">- регулировка в образце азотом</text:p>
      <text:p text:style-name="Standard"/>
      <text:p text:style-name="Standard">камера масло</text:p>
      <text:p text:style-name="Standard"/>
      <text:p text:style-name="Standard">- при достижении аварийной уставки - сбросить давление но не сливать стенд 0 + 0б5 МПа</text:p>
      <text:p text:style-name="Standard">- всплывающее окно</text:p>
      <text:p text:style-name="Standard"/>
      <text:p text:style-name="Standard">гидростанция - насос</text:p>
      <text:p text:style-name="Standard"/>
      <text:p text:style-name="Standard">добавим направление </text:p>
      <text:p text:style-name="Standard">мы являемся слайвом</text:p>
      <text:p text:style-name="Standard">получаем значение уставки + направление</text:p>
      <text:p text:style-name="Standard"/>
      <text:p text:style-name="Standard">коэффициенты в каком виде</text:p>
      <text:p text:style-name="Standard">- библиотека датчиков</text:p>
      <text:p text:style-name="Standard"/>
      <text:p text:style-name="Standard">-- посмотреть калибровку</text:p>
      <text:p text:style-name="Standard">коэффициент</text:p>
      <text:p text:style-name="Standard"/>
      <text:p text:style-name="Standard"><text:soft-page-break/>алгоритм поддержания уровня в баке</text:p>
      <text:p text:style-name="Standard">процедура заправки</text:p>
      <text:p text:style-name="Standard"/>
      <text:p text:style-name="Standard">- кнопка ручное авто</text:p>
      <text:p text:style-name="Standard">- где фильтра (Алекс)</text:p>
      <text:p text:style-name="Standard"/>
      <text:p text:style-name="Standard"/>
      <text:p text:style-name="Standard"/>
      <text:p text:style-name="Standard">TODO:</text:p>
      <text:p text:style-name="Standard">- насосы отдельный объект</text:p>
      <text:p text:style-name="Standard">- запрет на закрытие во время испытания</text:p>
      <text:p text:style-name="Standard">- название каналов?</text:p>
      <text:p text:style-name="Standard">- аварийная уставка 4000 бар - не редактированная</text:p>
      <text:p text:style-name="Standard">- калибровка каналов переназвать каналы</text:p>
      <text:p text:style-name="Standard">- создать испытание</text:p>
      <text:p text:style-name="Standard">- вид испытание в камеру либо в образец</text:p>
      <text:p text:style-name="Standard"/>
      <text:p text:style-name="Standard"/>
      <text:p text:style-name="Standard">Объекты управления:</text:p>
      <text:p text:style-name="Standard">+ гидростанции 2 шт</text:p>
      <text:p text:style-name="Standard">+ блок высокого давления</text:p>
      <text:p text:style-name="Standard"/>
      <text:p text:style-name="Standard">Done:</text:p>
      <text:p text:style-name="Standard">+ давление в образце давление в камере</text:p>
      <text:p text:style-name="Standard">+ (может убрать время перехода)</text:p>
      <text:p text:style-name="Standard">+ перенести ES в нижний угол</text:p>
      <text:p text:style-name="Standard">+ убрать паузу </text:p>
      <text:p text:style-name="Standard">+ убрать остановку</text:p>
      <text:p text:style-name="Standard">+ давление макс мин</text:p>
      <text:p text:style-name="Standard">+ время выдержки</text:p>
      <text:p text:style-name="Standard">+ работа по шагам - next </text:p>
      <text:p text:style-name="Standard"/>
      <text:p text:style-name="Standard">Info:</text:p>
      <text:p text:style-name="Standard">+ автомат - защита</text:p>
      <text:p text:style-name="Standard">+ контактор - включение статус</text:p>
      <text:p text:style-name="Standard">+- интерфейс пошаговой отладки 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4">
  <office:font-face-decls>
    <style:font-face style:name="Arial" svg:font-family="Arial" style:font-family-generic="swiss"/>
    <style:font-face style:name="Arial1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chapter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" style:font-family-complex="Arial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4">
  <office:meta>
    <meta:creation-date>2025-05-18T14:32:54.342886700</meta:creation-date>
    <meta:generator>LibreOffice/25.2.3.2$Windows_X86_64 LibreOffice_project/bbb074479178df812d175f709636b368952c2ce3</meta:generator>
    <dc:date>2025-05-18T14:37:53.896860500</dc:date>
    <meta:editing-duration>PT5M</meta:editing-duration>
    <meta:editing-cycles>1</meta:editing-cycles>
    <meta:document-statistic meta:table-count="0" meta:image-count="0" meta:object-count="0" meta:page-count="3" meta:paragraph-count="91" meta:word-count="388" meta:character-count="2225" meta:non-whitespace-character-count="1910"/>
  </office:meta>
</office:document-meta>
</file>